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游ゴシック" svg:font-family="游ゴシック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11.262cm"/>
    </style:style>
    <style:style style:name="co2" style:family="table-column">
      <style:table-column-properties fo:break-before="auto" style:column-width="11.07cm"/>
    </style:style>
    <style:style style:name="co3" style:family="table-column">
      <style:table-column-properties fo:break-before="auto" style:column-width="10.567cm"/>
    </style:style>
    <style:style style:name="co4" style:family="table-column">
      <style:table-column-properties fo:break-before="auto" style:column-width="10.261cm"/>
    </style:style>
    <style:style style:name="co5" style:family="table-column">
      <style:table-column-properties fo:break-before="auto" style:column-width="11.571cm"/>
    </style:style>
    <style:style style:name="co6" style:family="table-column">
      <style:table-column-properties fo:break-before="auto" style:column-width="11.418cm"/>
    </style:style>
    <style:style style:name="co7" style:family="table-column">
      <style:table-column-properties fo:break-before="auto" style:column-width="10.051cm"/>
    </style:style>
    <style:style style:name="co8" style:family="table-column">
      <style:table-column-properties fo:break-before="auto" style:column-width="9.65cm"/>
    </style:style>
    <style:style style:name="co9" style:family="table-column">
      <style:table-column-properties fo:break-before="auto" style:column-width="7.518cm"/>
    </style:style>
    <style:style style:name="co10" style:family="table-column">
      <style:table-column-properties fo:break-before="auto" style:column-width="8.744cm"/>
    </style:style>
    <style:style style:name="co11" style:family="table-column">
      <style:table-column-properties fo:break-before="auto" style:column-width="2.893cm"/>
    </style:style>
    <style:style style:name="co12" style:family="table-column">
      <style:table-column-properties fo:break-before="auto" style:column-width="7.731cm"/>
    </style:style>
    <style:style style:name="co13" style:family="table-column">
      <style:table-column-properties fo:break-before="auto" style:column-width="10.797cm"/>
    </style:style>
    <style:style style:name="co14" style:family="table-column">
      <style:table-column-properties fo:break-before="auto" style:column-width="9.89cm"/>
    </style:style>
    <style:style style:name="co15" style:family="table-column">
      <style:table-column-properties fo:break-before="auto" style:column-width="10.717cm"/>
    </style:style>
    <style:style style:name="co16" style:family="table-column">
      <style:table-column-properties fo:break-before="auto" style:column-width="9.49cm"/>
    </style:style>
    <style:style style:name="co17" style:family="table-column">
      <style:table-column-properties fo:break-before="auto" style:column-width="9.331cm"/>
    </style:style>
    <style:style style:name="co18" style:family="table-column">
      <style:table-column-properties fo:break-before="auto" style:column-width="12.92cm"/>
    </style:style>
    <style:style style:name="co19" style:family="table-column">
      <style:table-column-properties fo:break-before="auto" style:column-width="13.771cm"/>
    </style:style>
    <style:style style:name="co20" style:family="table-column">
      <style:table-column-properties fo:break-before="auto" style:column-width="12.845cm"/>
    </style:style>
    <style:style style:name="co21" style:family="table-column">
      <style:table-column-properties fo:break-before="auto" style:column-width="6.981cm"/>
    </style:style>
    <style:style style:name="co22" style:family="table-column">
      <style:table-column-properties fo:break-before="auto" style:column-width="12.033cm"/>
    </style:style>
    <style:style style:name="co23" style:family="table-column">
      <style:table-column-properties fo:break-before="auto" style:column-width="12.584cm"/>
    </style:style>
    <style:style style:name="co24" style:family="table-column">
      <style:table-column-properties fo:break-before="auto" style:column-width="14.529cm"/>
    </style:style>
    <style:style style:name="co25" style:family="table-column">
      <style:table-column-properties fo:break-before="auto" style:column-width="12.077cm"/>
    </style:style>
    <style:style style:name="co26" style:family="table-column">
      <style:table-column-properties fo:break-before="auto" style:column-width="9.091cm"/>
    </style:style>
    <style:style style:name="co27" style:family="table-column">
      <style:table-column-properties fo:break-before="auto" style:column-width="10.144cm"/>
    </style:style>
    <style:style style:name="co28" style:family="table-column">
      <style:table-column-properties fo:break-before="auto" style:column-width="11.148cm"/>
    </style:style>
    <style:style style:name="co29" style:family="table-column">
      <style:table-column-properties fo:break-before="auto" style:column-width="10.492cm"/>
    </style:style>
    <style:style style:name="co30" style:family="table-column">
      <style:table-column-properties fo:break-before="auto" style:column-width="13.421cm"/>
    </style:style>
    <style:style style:name="co31" style:family="table-column">
      <style:table-column-properties fo:break-before="auto" style:column-width="6.634cm"/>
    </style:style>
    <style:style style:name="co32" style:family="table-column">
      <style:table-column-properties fo:break-before="auto" style:column-width="5.63cm"/>
    </style:style>
    <style:style style:name="co33" style:family="table-column">
      <style:table-column-properties fo:break-before="auto" style:column-width="9.437cm"/>
    </style:style>
    <style:style style:name="co34" style:family="table-column">
      <style:table-column-properties fo:break-before="auto" style:column-width="14.796cm"/>
    </style:style>
    <style:style style:name="co35" style:family="table-column">
      <style:table-column-properties fo:break-before="auto" style:column-width="12.637cm"/>
    </style:style>
    <style:style style:name="co36" style:family="table-column">
      <style:table-column-properties fo:break-before="auto" style:column-width="9.998cm"/>
    </style:style>
    <style:style style:name="co37" style:family="table-column">
      <style:table-column-properties fo:break-before="auto" style:column-width="12.023cm"/>
    </style:style>
    <style:style style:name="co38" style:family="table-column">
      <style:table-column-properties fo:break-before="auto" style:column-width="10.954cm"/>
    </style:style>
    <style:style style:name="co39" style:family="table-column">
      <style:table-column-properties fo:break-before="auto" style:column-width="10.684cm"/>
    </style:style>
    <style:style style:name="co40" style:family="table-column">
      <style:table-column-properties fo:break-before="auto" style:column-width="15.312cm"/>
    </style:style>
    <style:style style:name="co41" style:family="table-column">
      <style:table-column-properties fo:break-before="auto" style:column-width="13.307cm"/>
    </style:style>
    <style:style style:name="co42" style:family="table-column">
      <style:table-column-properties fo:break-before="auto" style:column-width="10.876cm"/>
    </style:style>
    <style:style style:name="co43" style:family="table-column">
      <style:table-column-properties fo:break-before="auto" style:column-width="11.624cm"/>
    </style:style>
    <style:style style:name="co44" style:family="table-column">
      <style:table-column-properties fo:break-before="auto" style:column-width="12.227cm"/>
    </style:style>
    <style:style style:name="co45" style:family="table-column">
      <style:table-column-properties fo:break-before="auto" style:column-width="13.577cm"/>
    </style:style>
    <style:style style:name="co46" style:family="table-column">
      <style:table-column-properties fo:break-before="auto" style:column-width="9.991cm"/>
    </style:style>
    <style:style style:name="co47" style:family="table-column">
      <style:table-column-properties fo:break-before="auto" style:column-width="11.802cm"/>
    </style:style>
    <style:style style:name="co48" style:family="table-column">
      <style:table-column-properties fo:break-before="auto" style:column-width="14.002cm"/>
    </style:style>
    <style:style style:name="co49" style:family="table-column">
      <style:table-column-properties fo:break-before="auto" style:column-width="5.941cm"/>
    </style:style>
    <style:style style:name="co50" style:family="table-column">
      <style:table-column-properties fo:break-before="auto" style:column-width="10.077cm"/>
    </style:style>
    <style:style style:name="co51" style:family="table-column">
      <style:table-column-properties fo:break-before="auto" style:column-width="10.636cm"/>
    </style:style>
    <style:style style:name="co52" style:family="table-column">
      <style:table-column-properties fo:break-before="auto" style:column-width="9.837cm"/>
    </style:style>
    <style:style style:name="co53" style:family="table-column">
      <style:table-column-properties fo:break-before="auto" style:column-width="10.414cm"/>
    </style:style>
    <style:style style:name="co54" style:family="table-column">
      <style:table-column-properties fo:break-before="auto" style:column-width="11.107cm"/>
    </style:style>
    <style:style style:name="co55" style:family="table-column">
      <style:table-column-properties fo:break-before="auto" style:column-width="11.763cm"/>
    </style:style>
    <style:style style:name="co56" style:family="table-column">
      <style:table-column-properties fo:break-before="auto" style:column-width="9.179cm"/>
    </style:style>
    <style:style style:name="co57" style:family="table-column">
      <style:table-column-properties fo:break-before="auto" style:column-width="8.177cm"/>
    </style:style>
    <style:style style:name="co58" style:family="table-column">
      <style:table-column-properties fo:break-before="auto" style:column-width="10.903cm"/>
    </style:style>
    <style:style style:name="co59" style:family="table-column">
      <style:table-column-properties fo:break-before="auto" style:column-width="9.97cm"/>
    </style:style>
    <style:style style:name="co60" style:family="table-column">
      <style:table-column-properties fo:break-before="auto" style:column-width="9.065cm"/>
    </style:style>
    <style:style style:name="co61" style:family="table-column">
      <style:table-column-properties fo:break-before="auto" style:column-width="10.343cm"/>
    </style:style>
    <style:style style:name="ro1" style:family="table-row">
      <style:table-row-properties style:row-height="0.684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1.815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4">
      <style:table-properties table:display="true" style:writing-mode="lr-tb"/>
    </style:style>
    <style:style style:name="ta5" style:family="table" style:master-page-name="PageStyle_5f_Sheet5">
      <style:table-properties table:display="true" style:writing-mode="lr-tb"/>
    </style:style>
    <style:style style:name="ta6" style:family="table" style:master-page-name="PageStyle_5f_Sheet6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style-name="gr1" draw:text-style-name="P1" svg:width="16.005cm" svg:height="8.98cm" svg:x="89.911cm" svg:y="4.051cm">
            <draw:object draw:notify-on-update-of-ranges="Sheet1.K2:Sheet1.K44 Sheet1.L1:Sheet1.L1 Sheet1.L2:Sheet1.L4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9" table:default-cell-style-name="ce1"/>
        <table:table-column table:style-name="co9" table:default-cell-style-name="Default"/>
        <table:table-column table:style-name="co11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1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default-cell-style-name="ce1"/>
        <table:table-column table:style-name="co11" table:number-columns-repeated="1001" table:default-cell-style-name="ce1"/>
        <table:table-row table:style-name="ro1">
          <table:table-cell office:value-type="string" calcext:value-type="string">
            <text:p>エージェント1,2のタスク割り当て位置 (y座標)</text:p>
          </table:table-cell>
          <table:table-cell office:value-type="string" calcext:value-type="string">
            <text:p>エージェント１のタスク割り当て位置 (x位置)</text:p>
          </table:table-cell>
          <table:table-cell office:value-type="string" calcext:value-type="string">
            <text:p>エージェント２のタスク割り当て位置 (x位置)</text:p>
          </table:table-cell>
          <table:table-cell office:value-type="string" calcext:value-type="string">
            <text:p>エージェント1のステップ数</text:p>
          </table:table-cell>
          <table:table-cell office:value-type="string" calcext:value-type="string">
            <text:p>エージェント2のステップ数</text:p>
          </table:table-cell>
          <table:table-cell office:value-type="string" calcext:value-type="string">
            <text:p>1列目</text:p>
          </table:table-cell>
          <table:table-cell office:value-type="string" calcext:value-type="string">
            <text:p>エージェント１のタスク割り当て位置 (x位置)</text:p>
          </table:table-cell>
          <table:table-cell office:value-type="string" calcext:value-type="string">
            <text:p>エージェント２のタスク割り当て位置 (x位置)</text:p>
          </table:table-cell>
          <table:table-cell office:value-type="string" calcext:value-type="string">
            <text:p>エージェント1のステップ数</text:p>
          </table:table-cell>
          <table:table-cell office:value-type="string" calcext:value-type="string">
            <text:p>エージェント2のステップ数</text:p>
          </table:table-cell>
          <table:table-cell office:value-type="string" calcext:value-type="string">
            <text:p>1列目</text:p>
          </table:table-cell>
          <table:table-cell office:value-type="string" calcext:value-type="string">
            <text:p>エージェント2のステップ数</text:p>
          </table:table-cell>
          <table:table-cell/>
          <table:table-cell table:number-columns-repeated="2" office:value-type="string" calcext:value-type="string">
            <text:p>ブロック数</text:p>
          </table:table-cell>
          <table:table-cell/>
          <table:table-cell office:value-type="string" calcext:value-type="string">
            <text:p>エージェント１のタスク割り当て位置 (x位置)</text:p>
          </table:table-cell>
          <table:table-cell office:value-type="string" calcext:value-type="string">
            <text:p>エージェント２のタスク割り当て位置 (x位置)</text:p>
          </table:table-cell>
          <table:table-cell/>
          <table:table-cell office:value-type="string" calcext:value-type="string">
            <text:p>エージェント１のタスク割り当て位置 (x位置)</text:p>
          </table:table-cell>
          <table:table-cell office:value-type="string" calcext:value-type="string">
            <text:p>エージェント２のタスク割り当て位置 (x位置)</text:p>
          </table:table-cell>
          <table:table-cell office:value-type="string" calcext:value-type="string">
            <text:p>総ステップ数</text:p>
          </table:table-cell>
          <table:table-cell office:value-type="string" calcext:value-type="string">
            <text:p>ブロックが消えるステップ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4 (ブロック消すのみ)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[.J44]*[.N2]" office:value-type="float" office:value="5418" calcext:value-type="float">
            <text:p>541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26" calcext:value-type="float">
            <text:p>12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table:number-columns-repeated="1001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[.J44]*[.N3]" office:value-type="float" office:value="5418" calcext:value-type="float">
            <text:p>5418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26" calcext:value-type="float">
            <text:p>12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削除するブロック：５　</text:p>
            <text:p>理由　衝突しない、総ステップ数最小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J44]*[.N4]" office:value-type="float" office:value="5418" calcext:value-type="float">
            <text:p>5418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26" calcext:value-type="float">
            <text:p>12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table:number-columns-repeated="1001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5418" calcext:value-type="float">
            <text:p>5418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26" calcext:value-type="float">
            <text:p>12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table:number-columns-repeated="1001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5418" calcext:value-type="float">
            <text:p>5418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26" calcext:value-type="float">
            <text:p>12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table:number-columns-repeated="1001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5418" calcext:value-type="float">
            <text:p>5418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126" calcext:value-type="float">
            <text:p>126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table:number-columns-repeated="1001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5418" calcext:value-type="float">
            <text:p>5418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126" calcext:value-type="float">
            <text:p>12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table:number-columns-repeated="1001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5418" calcext:value-type="float">
            <text:p>5418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126" calcext:value-type="float">
            <text:p>12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table:number-columns-repeated="1001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5418" calcext:value-type="float">
            <text:p>5418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126" calcext:value-type="float">
            <text:p>12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5418" calcext:value-type="float">
            <text:p>5418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26" calcext:value-type="float">
            <text:p>12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5418" calcext:value-type="float">
            <text:p>5418</text:p>
          </table:table-cell>
          <table:table-cell office:value-type="float" office:value="11" calcext:value-type="float">
            <text:p>11</text:p>
          </table:table-cell>
          <table:table-cell/>
          <table:table-cell table:number-columns-repeated="2" office:value-type="float" office:value="126" calcext:value-type="float">
            <text:p>12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5418" calcext:value-type="float">
            <text:p>5418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126" calcext:value-type="float">
            <text:p>12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5418" calcext:value-type="float">
            <text:p>5418</text:p>
          </table:table-cell>
          <table:table-cell office:value-type="float" office:value="13" calcext:value-type="float">
            <text:p>13</text:p>
          </table:table-cell>
          <table:table-cell/>
          <table:table-cell table:number-columns-repeated="2" office:value-type="float" office:value="126" calcext:value-type="float">
            <text:p>12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5418" calcext:value-type="float">
            <text:p>5418</text:p>
          </table:table-cell>
          <table:table-cell office:value-type="float" office:value="14" calcext:value-type="float">
            <text:p>14</text:p>
          </table:table-cell>
          <table:table-cell/>
          <table:table-cell table:number-columns-repeated="2" office:value-type="float" office:value="126" calcext:value-type="float">
            <text:p>12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5418" calcext:value-type="float">
            <text:p>5418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2" office:value-type="float" office:value="126" calcext:value-type="float">
            <text:p>12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5418" calcext:value-type="float">
            <text:p>5418</text:p>
          </table:table-cell>
          <table:table-cell office:value-type="float" office:value="16" calcext:value-type="float">
            <text:p>16</text:p>
          </table:table-cell>
          <table:table-cell/>
          <table:table-cell table:number-columns-repeated="2" office:value-type="float" office:value="126" calcext:value-type="float">
            <text:p>12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5418" calcext:value-type="float">
            <text:p>5418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2" office:value-type="float" office:value="126" calcext:value-type="float">
            <text:p>12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5418" calcext:value-type="float">
            <text:p>5418</text:p>
          </table:table-cell>
          <table:table-cell office:value-type="float" office:value="18" calcext:value-type="float">
            <text:p>18</text:p>
          </table:table-cell>
          <table:table-cell/>
          <table:table-cell table:number-columns-repeated="2" office:value-type="float" office:value="126" calcext:value-type="float">
            <text:p>12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formula="of:=[.J44]*[.N20]" office:value-type="float" office:value="5375" calcext:value-type="float">
            <text:p>5375</text:p>
          </table:table-cell>
          <table:table-cell office:value-type="float" office:value="19" calcext:value-type="float">
            <text:p>19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5375" calcext:value-type="float">
            <text:p>5375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5375" calcext:value-type="float">
            <text:p>5375</text:p>
          </table:table-cell>
          <table:table-cell office:value-type="float" office:value="21" calcext:value-type="float">
            <text:p>21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5375" calcext:value-type="float">
            <text:p>5375</text:p>
          </table:table-cell>
          <table:table-cell office:value-type="float" office:value="22" calcext:value-type="float">
            <text:p>22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5375" calcext:value-type="float">
            <text:p>5375</text:p>
          </table:table-cell>
          <table:table-cell office:value-type="float" office:value="23" calcext:value-type="float">
            <text:p>23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5375" calcext:value-type="float">
            <text:p>5375</text:p>
          </table:table-cell>
          <table:table-cell office:value-type="float" office:value="24" calcext:value-type="float">
            <text:p>24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5375" calcext:value-type="float">
            <text:p>5375</text:p>
          </table:table-cell>
          <table:table-cell office:value-type="float" office:value="25" calcext:value-type="float">
            <text:p>25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office:value-type="float" office:value="5375" calcext:value-type="float">
            <text:p>5375</text:p>
          </table:table-cell>
          <table:table-cell office:value-type="float" office:value="26" calcext:value-type="float">
            <text:p>26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office:value-type="float" office:value="5375" calcext:value-type="float">
            <text:p>5375</text:p>
          </table:table-cell>
          <table:table-cell office:value-type="float" office:value="27" calcext:value-type="float">
            <text:p>27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office:value-type="float" office:value="5375" calcext:value-type="float">
            <text:p>5375</text:p>
          </table:table-cell>
          <table:table-cell office:value-type="float" office:value="28" calcext:value-type="float">
            <text:p>28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office:value-type="float" office:value="5375" calcext:value-type="float">
            <text:p>5375</text:p>
          </table:table-cell>
          <table:table-cell office:value-type="float" office:value="29" calcext:value-type="float">
            <text:p>29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5375" calcext:value-type="float">
            <text:p>537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5375" calcext:value-type="float">
            <text:p>5375</text:p>
          </table:table-cell>
          <table:table-cell office:value-type="float" office:value="31" calcext:value-type="float">
            <text:p>31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5375" calcext:value-type="float">
            <text:p>5375</text:p>
          </table:table-cell>
          <table:table-cell office:value-type="float" office:value="32" calcext:value-type="float">
            <text:p>32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office:value-type="float" office:value="5375" calcext:value-type="float">
            <text:p>5375</text:p>
          </table:table-cell>
          <table:table-cell office:value-type="float" office:value="33" calcext:value-type="float">
            <text:p>33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 office:value-type="float" office:value="5375" calcext:value-type="float">
            <text:p>5375</text:p>
          </table:table-cell>
          <table:table-cell office:value-type="float" office:value="34" calcext:value-type="float">
            <text:p>34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5375" calcext:value-type="float">
            <text:p>5375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5375" calcext:value-type="float">
            <text:p>5375</text:p>
          </table:table-cell>
          <table:table-cell office:value-type="float" office:value="36" calcext:value-type="float">
            <text:p>36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 office:value-type="float" office:value="5375" calcext:value-type="float">
            <text:p>5375</text:p>
          </table:table-cell>
          <table:table-cell office:value-type="float" office:value="37" calcext:value-type="float">
            <text:p>37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 office:value-type="float" office:value="5375" calcext:value-type="float">
            <text:p>5375</text:p>
          </table:table-cell>
          <table:table-cell office:value-type="float" office:value="38" calcext:value-type="float">
            <text:p>38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39" calcext:value-type="float">
            <text:p>39</text:p>
          </table:table-cell>
          <table:table-cell office:value-type="float" office:value="5375" calcext:value-type="float">
            <text:p>5375</text:p>
          </table:table-cell>
          <table:table-cell office:value-type="float" office:value="39" calcext:value-type="float">
            <text:p>39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5375" calcext:value-type="float">
            <text:p>5375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41" calcext:value-type="float">
            <text:p>41</text:p>
          </table:table-cell>
          <table:table-cell office:value-type="float" office:value="5375" calcext:value-type="float">
            <text:p>5375</text:p>
          </table:table-cell>
          <table:table-cell office:value-type="float" office:value="41" calcext:value-type="float">
            <text:p>41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42" calcext:value-type="float">
            <text:p>42</text:p>
          </table:table-cell>
          <table:table-cell office:value-type="float" office:value="5375" calcext:value-type="float">
            <text:p>5375</text:p>
          </table:table-cell>
          <table:table-cell office:value-type="float" office:value="42" calcext:value-type="float">
            <text:p>42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5375" calcext:value-type="float">
            <text:p>5375</text:p>
          </table:table-cell>
          <table:table-cell office:value-type="float" office:value="43" calcext:value-type="float">
            <text:p>43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3" table:default-cell-style-name="ce1"/>
        <table:table-column table:style-name="co25" table:default-cell-style-name="ce1"/>
        <table:table-column table:style-name="co26" table:default-cell-style-name="ce1"/>
        <table:table-column table:style-name="co17" table:default-cell-style-name="ce1"/>
        <table:table-column table:style-name="co11" table:number-columns-repeated="1013" table:default-cell-style-name="ce1"/>
        <table:table-row table:style-name="ro1">
          <table:table-cell office:value-type="string" calcext:value-type="string">
            <text:p>エージェント1,2のタスク割り当て位置 (y座標)</text:p>
          </table:table-cell>
          <table:table-cell office:value-type="string" calcext:value-type="string">
            <text:p>エージェント１のタスク割り当て位置 (x位置)</text:p>
          </table:table-cell>
          <table:table-cell office:value-type="string" calcext:value-type="string">
            <text:p>エージェント２のタスク割り当て位置 (x位置)</text:p>
          </table:table-cell>
          <table:table-cell office:value-type="string" calcext:value-type="string">
            <text:p>エージェント1のステップ数</text:p>
          </table:table-cell>
          <table:table-cell office:value-type="string" calcext:value-type="string">
            <text:p>エージェント2のステップ数</text:p>
          </table:table-cell>
          <table:table-cell/>
          <table:table-cell office:value-type="string" calcext:value-type="string">
            <text:p>エージェント１のタスク割り当て位置 (x位置)</text:p>
          </table:table-cell>
          <table:table-cell office:value-type="string" calcext:value-type="string">
            <text:p>エージェント２のタスク割り当て位置 (x位置)</text:p>
          </table:table-cell>
          <table:table-cell office:value-type="string" calcext:value-type="string">
            <text:p>エージェント1のステップ数</text:p>
          </table:table-cell>
          <table:table-cell office:value-type="string" calcext:value-type="string">
            <text:p>エージェント2のステップ数</text:p>
          </table:table-cell>
          <table:table-cell office:value-type="string" calcext:value-type="string">
            <text:p>ブロックが消えるステップ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(ブロック消すのみ)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削除するブロック：7　</text:p>
            <text:p>理由　衝突しない、総ステップ数最小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11" table:number-columns-repeated="1013" table:default-cell-style-name="ce1"/>
        <table:table-row table:style-name="ro1">
          <table:table-cell office:value-type="string" calcext:value-type="string">
            <text:p>エージェント1,2のタスク割り当て位置 (y座標)</text:p>
          </table:table-cell>
          <table:table-cell office:value-type="string" calcext:value-type="string">
            <text:p>エージェント１のタスク割り当て位置 (x位置)</text:p>
          </table:table-cell>
          <table:table-cell office:value-type="string" calcext:value-type="string">
            <text:p>エージェント２のタスク割り当て位置 (x位置)</text:p>
          </table:table-cell>
          <table:table-cell office:value-type="string" calcext:value-type="string">
            <text:p>エージェント1のステップ数</text:p>
          </table:table-cell>
          <table:table-cell office:value-type="string" calcext:value-type="string">
            <text:p>エージェント2のステップ数</text:p>
          </table:table-cell>
          <table:table-cell/>
          <table:table-cell office:value-type="string" calcext:value-type="string">
            <text:p>エージェント１のタスク割り当て位置 (x位置)</text:p>
          </table:table-cell>
          <table:table-cell office:value-type="string" calcext:value-type="string">
            <text:p>エージェント２のタスク割り当て位置 (x位置)</text:p>
          </table:table-cell>
          <table:table-cell office:value-type="string" calcext:value-type="string">
            <text:p>エージェント1のステップ数</text:p>
          </table:table-cell>
          <table:table-cell office:value-type="string" calcext:value-type="string">
            <text:p>エージェント2のステップ数</text:p>
          </table:table-cell>
          <table:table-cell office:value-type="string" calcext:value-type="string">
            <text:p>ブロックが消えるステップ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(ブロック消すのみ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削除するブロック：9　</text:p>
            <text:p>理由　衝突しない、総ステップ数最小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11(block:10)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14(block:10)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15 (block:10)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13 (block:10)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10 (block:10)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16 (block:10) 衝突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15 (block:10) 衝突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10 (block:10)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13 (block:10)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2 (block:10) 衝突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4" table:style-name="ta4"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1" table:default-cell-style-name="ce1"/>
        <table:table-column table:style-name="co41" table:default-cell-style-name="ce1"/>
        <table:table-column table:style-name="co32" table:default-cell-style-name="ce1"/>
        <table:table-column table:style-name="co42" table:default-cell-style-name="ce1"/>
        <table:table-column table:style-name="co43" table:default-cell-style-name="ce1"/>
        <table:table-column table:style-name="co11" table:number-columns-repeated="1016" table:default-cell-style-name="ce1"/>
        <table:table-row table:style-name="ro1">
          <table:table-cell office:value-type="string" calcext:value-type="string">
            <text:p>エージェント1,2のタスク割り当て位置 (y座標)</text:p>
          </table:table-cell>
          <table:table-cell office:value-type="string" calcext:value-type="string">
            <text:p>エージェント１のタスク割り当て位置 (x位置)</text:p>
          </table:table-cell>
          <table:table-cell office:value-type="string" calcext:value-type="string">
            <text:p>エージェント２のタスク割り当て位置 (x位置)</text:p>
          </table:table-cell>
          <table:table-cell office:value-type="string" calcext:value-type="string">
            <text:p>エージェント1のステップ数</text:p>
          </table:table-cell>
          <table:table-cell office:value-type="string" calcext:value-type="string">
            <text:p>エージェント2のステップ数</text:p>
          </table:table-cell>
          <table:table-cell/>
          <table:table-cell office:value-type="string" calcext:value-type="string">
            <text:p>エージェント１のタスク割り当て位置 (x位置)</text:p>
          </table:table-cell>
          <table:table-cell office:value-type="string" calcext:value-type="string">
            <text:p>エージェント２のタスク割り当て位置 (x位置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(ブロック消すのみ)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削除するブロック：11　</text:p>
            <text:p>理由　衝突しない、総ステップ数最小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13(block:12) 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17 (block:12)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13(block:12)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5" table:style-name="ta5">
        <office:forms form:automatic-focus="false" form:apply-design-mode="false"/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48" table:default-cell-style-name="ce1"/>
        <table:table-column table:style-name="co49" table:default-cell-style-name="ce1"/>
        <table:table-column table:style-name="co50" table:default-cell-style-name="ce1"/>
        <table:table-column table:style-name="co51" table:default-cell-style-name="ce1"/>
        <table:table-column table:style-name="co11" table:default-cell-style-name="ce1"/>
        <table:table-column table:style-name="co52" table:default-cell-style-name="ce1"/>
        <table:table-column table:style-name="co13" table:default-cell-style-name="ce1"/>
        <table:table-column table:style-name="co11" table:number-columns-repeated="1013" table:default-cell-style-name="ce1"/>
        <table:table-row table:style-name="ro1">
          <table:table-cell office:value-type="string" calcext:value-type="string">
            <text:p>エージェント1,2のタスク割り当て位置 (y座標)</text:p>
          </table:table-cell>
          <table:table-cell office:value-type="string" calcext:value-type="string">
            <text:p>エージェント１のタスク割り当て位置 (x位置)</text:p>
          </table:table-cell>
          <table:table-cell office:value-type="string" calcext:value-type="string">
            <text:p>エージェント２のタスク割り当て位置 (x位置)</text:p>
          </table:table-cell>
          <table:table-cell office:value-type="string" calcext:value-type="string">
            <text:p>エージェント1のステップ数</text:p>
          </table:table-cell>
          <table:table-cell office:value-type="string" calcext:value-type="string">
            <text:p>エージェント2のステップ数</text:p>
          </table:table-cell>
          <table:table-cell/>
          <table:table-cell office:value-type="string" calcext:value-type="string">
            <text:p>エージェント１のタスク割り当て位置 (x位置)</text:p>
          </table:table-cell>
          <table:table-cell office:value-type="string" calcext:value-type="string">
            <text:p>エージェント２のタスク割り当て位置 (x位置)</text:p>
          </table:table-cell>
          <table:table-cell/>
          <table:table-cell office:value-type="string" calcext:value-type="string">
            <text:p>エージェント１のタスク割り当て位置 (x位置)</text:p>
          </table:table-cell>
          <table:table-cell office:value-type="string" calcext:value-type="string">
            <text:p>エージェント２のタスク割り当て位置 (x位置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(ブロック消すのみ)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16 (block:14) 衝突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15(block:14)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15(block:14)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1">18</text:span></text:p>
            <text:p><text:span text:style-name="T1"/></text:p>
            <text:p><text:span text:style-name="T1"/></text:p>
          </table:table-cell>
          <table:table-cell office:value-type="string" calcext:value-type="string">
            <text:p>15(block:14)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削除するブロック：13　</text:p>
            <text:p>理由　衝突しない、総ステップ数最小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14(block:14) 衝突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15(block:14) 衝突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18 (block:14) 衝突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" calcext:value-type="float">
            <text:p>1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16 (block:14) 衝突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18 (block:14) 衝突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6" table:style-name="ta6">
        <office:forms form:automatic-focus="false" form:apply-design-mode="false"/>
        <table:table-column table:style-name="co53" table:default-cell-style-name="ce1"/>
        <table:table-column table:style-name="co2" table:default-cell-style-name="ce1"/>
        <table:table-column table:style-name="co54" table:default-cell-style-name="ce1"/>
        <table:table-column table:style-name="co55" table:default-cell-style-name="ce1"/>
        <table:table-column table:style-name="co56" table:default-cell-style-name="ce1"/>
        <table:table-column table:style-name="co57" table:default-cell-style-name="ce1"/>
        <table:table-column table:style-name="co11" table:default-cell-style-name="ce1"/>
        <table:table-column table:style-name="co58" table:number-columns-repeated="3" table:default-cell-style-name="ce1"/>
        <table:table-column table:style-name="co59" table:default-cell-style-name="ce1"/>
        <table:table-column table:style-name="co11" table:default-cell-style-name="ce1"/>
        <table:table-column table:style-name="co60" table:default-cell-style-name="ce1"/>
        <table:table-column table:style-name="co61" table:default-cell-style-name="ce1"/>
        <table:table-column table:style-name="co11" table:number-columns-repeated="1010" table:default-cell-style-name="ce1"/>
        <table:table-row table:style-name="ro1">
          <table:table-cell office:value-type="string" calcext:value-type="string">
            <text:p>エージェント1,2のタスク割り当て位置 (y座標)</text:p>
          </table:table-cell>
          <table:table-cell office:value-type="string" calcext:value-type="string">
            <text:p>エージェント１のタスク割り当て位置 (x位置)</text:p>
          </table:table-cell>
          <table:table-cell office:value-type="string" calcext:value-type="string">
            <text:p>エージェント２のタスク割り当て位置 (x位置)</text:p>
          </table:table-cell>
          <table:table-cell office:value-type="string" calcext:value-type="string">
            <text:p>エージェント1のステップ数</text:p>
          </table:table-cell>
          <table:table-cell office:value-type="string" calcext:value-type="string">
            <text:p>エージェント2のステップ数</text:p>
          </table:table-cell>
          <table:table-cell office:value-type="string" calcext:value-type="string">
            <text:p>収納密度(ブロック数)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エージェント１のタスク割り当て位置 (x位置)</text:p>
          </table:table-cell>
          <table:table-cell office:value-type="string" calcext:value-type="string">
            <text:p>エージェント２のタスク割り当て位置 (x位置)</text:p>
          </table:table-cell>
          <table:table-cell/>
          <table:table-cell office:value-type="string" calcext:value-type="string">
            <text:p>エージェント１のタスク割り当て位置 (x位置)</text:p>
          </table:table-cell>
          <table:table-cell office:value-type="string" calcext:value-type="string">
            <text:p>エージェント２のタスク割り当て位置 (x位置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(ブロック消すのみ)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2]*[.G2]" office:value-type="float" office:value="5375" calcext:value-type="float">
            <text:p>53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17 (block:16) 衝突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3]*[.G3]" office:value-type="float" office:value="5375" calcext:value-type="float">
            <text:p>53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17 (block:16) 衝突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4]*[.G4]" office:value-type="float" office:value="5375" calcext:value-type="float">
            <text:p>53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削除するブロック：15　</text:p>
            <text:p>理由　衝突しない、総ステップ数最小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5]*[.G5]" office:value-type="float" office:value="5375" calcext:value-type="float">
            <text:p>537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6]*[.G6]" office:value-type="float" office:value="5375" calcext:value-type="float">
            <text:p>537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7]*[.G7]" office:value-type="float" office:value="5375" calcext:value-type="float">
            <text:p>537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8]*[.G8]" office:value-type="float" office:value="5375" calcext:value-type="float">
            <text:p>537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9]*[.G9]" office:value-type="float" office:value="5375" calcext:value-type="float">
            <text:p>537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10]*[.G10]" office:value-type="float" office:value="5375" calcext:value-type="float">
            <text:p>537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11]*[.G11]" office:value-type="float" office:value="5375" calcext:value-type="float">
            <text:p>537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12]*[.G12]" office:value-type="float" office:value="5375" calcext:value-type="float">
            <text:p>537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13]*[.G13]" office:value-type="float" office:value="5375" calcext:value-type="float">
            <text:p>537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14]*[.G14]" office:value-type="float" office:value="5375" calcext:value-type="float">
            <text:p>5375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15]*[.G15]" office:value-type="float" office:value="5375" calcext:value-type="float">
            <text:p>537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16]*[.G16]" office:value-type="float" office:value="5375" calcext:value-type="float">
            <text:p>537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17]*[.G17]" office:value-type="float" office:value="5375" calcext:value-type="float">
            <text:p>5375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18]*[.G18]" office:value-type="float" office:value="5375" calcext:value-type="float">
            <text:p>5375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19]*[.G19]" office:value-type="float" office:value="5375" calcext:value-type="float">
            <text:p>537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20]*[.G20]" office:value-type="float" office:value="5375" calcext:value-type="float">
            <text:p>537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21]*[.G21]" office:value-type="float" office:value="5375" calcext:value-type="float">
            <text:p>537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22]*[.G22]" office:value-type="float" office:value="5375" calcext:value-type="float">
            <text:p>5375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23]*[.G23]" office:value-type="float" office:value="5375" calcext:value-type="float">
            <text:p>537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24]*[.G24]" office:value-type="float" office:value="5375" calcext:value-type="float">
            <text:p>5375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25]*[.G25]" office:value-type="float" office:value="5375" calcext:value-type="float">
            <text:p>5375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26]*[.G26]" office:value-type="float" office:value="5375" calcext:value-type="float">
            <text:p>5375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27]*[.G27]" office:value-type="float" office:value="5375" calcext:value-type="float">
            <text:p>537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28]*[.G28]" office:value-type="float" office:value="5375" calcext:value-type="float">
            <text:p>5375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29]*[.G29]" office:value-type="float" office:value="5375" calcext:value-type="float">
            <text:p>537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30]*[.G30]" office:value-type="float" office:value="5375" calcext:value-type="float">
            <text:p>5375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31]*[.G31]" office:value-type="float" office:value="5375" calcext:value-type="float">
            <text:p>537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32]*[.G32]" office:value-type="float" office:value="5375" calcext:value-type="float">
            <text:p>5375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33]*[.G33]" office:value-type="float" office:value="5375" calcext:value-type="float">
            <text:p>537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34]*[.G34]" office:value-type="float" office:value="5375" calcext:value-type="float">
            <text:p>5375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35]*[.G35]" office:value-type="float" office:value="5375" calcext:value-type="float">
            <text:p>5375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36]*[.G36]" office:value-type="float" office:value="5375" calcext:value-type="float">
            <text:p>5375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37]*[.G37]" office:value-type="float" office:value="5375" calcext:value-type="float">
            <text:p>5375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38]*[.G38]" office:value-type="float" office:value="5375" calcext:value-type="float">
            <text:p>5375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39]*[.G39]" office:value-type="float" office:value="5375" calcext:value-type="float">
            <text:p>5375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40]*[.G40]" office:value-type="float" office:value="5375" calcext:value-type="float">
            <text:p>5375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41]*[.G41]" office:value-type="float" office:value="5375" calcext:value-type="float">
            <text:p>5375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42]*[.G42]" office:value-type="float" office:value="5375" calcext:value-type="float">
            <text:p>5375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43]*[.G43]" office:value-type="float" office:value="5375" calcext:value-type="float">
            <text:p>5375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44]*[.G44]" office:value-type="float" office:value="5375" calcext:value-type="float">
            <text:p>5375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45]*[.G45]" office:value-type="float" office:value="5375" calcext:value-type="float">
            <text:p>5375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46]*[.G46]" office:value-type="float" office:value="5375" calcext:value-type="float">
            <text:p>5375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47]*[.G47]" office:value-type="float" office:value="5375" calcext:value-type="float">
            <text:p>5375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48]*[.G48]" office:value-type="float" office:value="5375" calcext:value-type="float">
            <text:p>5375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49]*[.G49]" office:value-type="float" office:value="5375" calcext:value-type="float">
            <text:p>5375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50]*[.G50]" office:value-type="float" office:value="5375" calcext:value-type="float">
            <text:p>5375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51]*[.G51]" office:value-type="float" office:value="5375" calcext:value-type="float">
            <text:p>537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52]*[.G52]" office:value-type="float" office:value="5375" calcext:value-type="float">
            <text:p>5375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53]*[.G53]" office:value-type="float" office:value="5375" calcext:value-type="float">
            <text:p>5375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54]*[.G54]" office:value-type="float" office:value="5375" calcext:value-type="float">
            <text:p>5375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55]*[.G55]" office:value-type="float" office:value="5375" calcext:value-type="float">
            <text:p>5375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56]*[.G56]" office:value-type="float" office:value="5375" calcext:value-type="float">
            <text:p>5375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57]*[.G57]" office:value-type="float" office:value="5375" calcext:value-type="float">
            <text:p>5375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58]*[.G58]" office:value-type="float" office:value="5375" calcext:value-type="float">
            <text:p>5375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59]*[.G59]" office:value-type="float" office:value="5375" calcext:value-type="float">
            <text:p>5375</text:p>
          </table:table-cell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60]*[.G60]" office:value-type="float" office:value="5375" calcext:value-type="float">
            <text:p>5375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61]*[.G61]" office:value-type="float" office:value="5375" calcext:value-type="float">
            <text:p>5375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62]*[.G62]" office:value-type="float" office:value="5375" calcext:value-type="float">
            <text:p>5375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63]*[.G63]" office:value-type="float" office:value="5375" calcext:value-type="float">
            <text:p>5375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64]*[.G64]" office:value-type="float" office:value="5375" calcext:value-type="float">
            <text:p>5375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65]*[.G65]" office:value-type="float" office:value="5375" calcext:value-type="float">
            <text:p>5375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66]*[.G66]" office:value-type="float" office:value="5375" calcext:value-type="float">
            <text:p>5375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67]*[.G67]" office:value-type="float" office:value="5375" calcext:value-type="float">
            <text:p>5375</text:p>
          </table:table-cell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68]*[.G68]" office:value-type="float" office:value="5375" calcext:value-type="float">
            <text:p>5375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69]*[.G69]" office:value-type="float" office:value="5375" calcext:value-type="float">
            <text:p>5375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70]*[.G70]" office:value-type="float" office:value="5375" calcext:value-type="float">
            <text:p>5375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71]*[.G71]" office:value-type="float" office:value="5375" calcext:value-type="float">
            <text:p>5375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72]*[.G72]" office:value-type="float" office:value="5375" calcext:value-type="float">
            <text:p>5375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73]*[.G73]" office:value-type="float" office:value="5375" calcext:value-type="float">
            <text:p>5375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74]*[.G74]" office:value-type="float" office:value="5375" calcext:value-type="float">
            <text:p>5375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75]*[.G75]" office:value-type="float" office:value="5375" calcext:value-type="float">
            <text:p>5375</text:p>
          </table:table-cell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76]*[.G76]" office:value-type="float" office:value="5375" calcext:value-type="float">
            <text:p>5375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77]*[.G77]" office:value-type="float" office:value="5375" calcext:value-type="float">
            <text:p>5375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78]*[.G78]" office:value-type="float" office:value="5375" calcext:value-type="float">
            <text:p>5375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79]*[.G79]" office:value-type="float" office:value="5375" calcext:value-type="float">
            <text:p>5375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80]*[.G80]" office:value-type="float" office:value="5375" calcext:value-type="float">
            <text:p>5375</text:p>
          </table:table-cell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81]*[.G81]" office:value-type="float" office:value="5375" calcext:value-type="float">
            <text:p>5375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82]*[.G82]" office:value-type="float" office:value="5375" calcext:value-type="float">
            <text:p>537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83]*[.G83]" office:value-type="float" office:value="5375" calcext:value-type="float">
            <text:p>5375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84]*[.G84]" office:value-type="float" office:value="5375" calcext:value-type="float">
            <text:p>5375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85]*[.G85]" office:value-type="float" office:value="5375" calcext:value-type="float">
            <text:p>5375</text:p>
          </table:table-cell>
          <table:table-cell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86]*[.G86]" office:value-type="float" office:value="5375" calcext:value-type="float">
            <text:p>5375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87]*[.G87]" office:value-type="float" office:value="5375" calcext:value-type="float">
            <text:p>5375</text:p>
          </table:table-cell>
          <table:table-cell office:value-type="float" office:value="86" calcext:value-type="float">
            <text:p>8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88]*[.G88]" office:value-type="float" office:value="5375" calcext:value-type="float">
            <text:p>5375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89]*[.G89]" office:value-type="float" office:value="5375" calcext:value-type="float">
            <text:p>5375</text:p>
          </table:table-cell>
          <table:table-cell office:value-type="float" office:value="88" calcext:value-type="float">
            <text:p>8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90]*[.G90]" office:value-type="float" office:value="5375" calcext:value-type="float">
            <text:p>5375</text:p>
          </table:table-cell>
          <table:table-cell office:value-type="float" office:value="89" calcext:value-type="float">
            <text:p>8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91]*[.G91]" office:value-type="float" office:value="5375" calcext:value-type="float">
            <text:p>537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92]*[.G92]" office:value-type="float" office:value="5375" calcext:value-type="float">
            <text:p>5375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93]*[.G93]" office:value-type="float" office:value="5375" calcext:value-type="float">
            <text:p>5375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94]*[.G94]" office:value-type="float" office:value="5375" calcext:value-type="float">
            <text:p>5375</text:p>
          </table:table-cell>
          <table:table-cell office:value-type="float" office:value="93" calcext:value-type="float">
            <text:p>93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95]*[.G95]" office:value-type="float" office:value="5375" calcext:value-type="float">
            <text:p>5375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96]*[.G96]" office:value-type="float" office:value="5375" calcext:value-type="float">
            <text:p>5375</text:p>
          </table:table-cell>
          <table:table-cell office:value-type="float" office:value="95" calcext:value-type="float">
            <text:p>95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97]*[.G97]" office:value-type="float" office:value="5375" calcext:value-type="float">
            <text:p>5375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98]*[.G98]" office:value-type="float" office:value="5375" calcext:value-type="float">
            <text:p>5375</text:p>
          </table:table-cell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99]*[.G99]" office:value-type="float" office:value="5375" calcext:value-type="float">
            <text:p>5375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100]*[.G100]" office:value-type="float" office:value="5375" calcext:value-type="float">
            <text:p>5375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101]*[.G101]" office:value-type="float" office:value="5375" calcext:value-type="float">
            <text:p>5375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游ゴシック" svg:font-family="游ゴシック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" style:font-size-complex="12pt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¥</number:text>
      <number:number number:decimal-places="0" loext:min-decimal-places="0" number:min-integer-digits="1" number:grouping="true"/>
    </number:number-style>
    <number:number-style style:name="N112">
      <number:text>-¥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¥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¥</number:text>
      <number:number number:decimal-places="2" loext:min-decimal-places="2" number:min-integer-digits="1" number:grouping="true"/>
    </number:number-style>
    <number:number-style style:name="N115">
      <number:text>-¥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¥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16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</number:time-style>
    <number:date-style style:name="N123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date-style style:name="N130">
      <number:month number:style="long"/>
      <number:text>/</number:text>
      <number:day number:style="long"/>
      <number:text>/</number:text>
      <number:year/>
    </number:date-style>
    <number:date-style style:name="N131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32">
      <number:hours/>
      <number:text>時</number:text>
      <number:minutes number:style="long"/>
      <number:text>分</number:text>
    </number:time-style>
    <number:time-style style:name="N133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34">
      <number:year number:style="long"/>
      <number:text>年</number:text>
      <number:month number:style="long"/>
      <number:text>月</number:text>
    </number:date-style>
    <number:date-style style:name="N135">
      <number:month number:style="long"/>
      <number:text>月</number:text>
      <number:day number:style="long"/>
      <number:text>日</number:text>
    </number:date-style>
    <number:number-style style:name="N136P0" style:volatile="true">
      <number:number number:decimal-places="0" loext:min-decimal-places="0" number:min-integer-digits="1" number:grouping="true"/>
    </number:number-style>
    <number:number-style style:name="N136">
      <number:text>-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loext:min-decimal-places="2" number:min-integer-digits="1" number:grouping="true"/>
    </number:number-style>
    <number:number-style style:name="N138">
      <number:text>-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2" style:volatile="true">
      <loext:text> ¥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>
      <style:table-cell-properties style:rotation-align="none" style:vertical-align="middle"/>
      <style:text-properties fo:color="#000000" style:font-name="游ゴシック" fo:font-family="游ゴシック" style:font-family-generic="swiss" fo:font-size="12pt" style:font-size-asian="12pt" style:font-name-complex="游ゴシック" style:font-family-complex="游ゴシック" style:font-family-generic-complex="swiss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6">0000/00/00</text:date>, <text:time style:data-style-name="N2" text:time-value="14:26:20.598612216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6" style:display-name="PageStyle_Sheet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鈴鹿　真世</meta:initial-creator>
    <meta:creation-date>2022-09-19T04:34:55</meta:creation-date>
    <dc:date>2022-09-26T15:07:48.951819922</dc:date>
    <meta:generator>LibreOffice/6.4.7.2$Linux_X86_64 LibreOffice_project/40$Build-2</meta:generator>
    <meta:editing-duration>PT3H17M38S</meta:editing-duration>
    <meta:editing-cycles>316</meta:editing-cycles>
    <meta:document-statistic meta:table-count="6" meta:cell-count="3565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6cm" svg:height="8.981cm" xlink:href=".." xlink:type="simple" chart:class="chart:scatter" chart:style-name="ch1">
        <chart:plot-area chart:style-name="ch2" table:cell-range-address="Sheet1.K2:Sheet1.L44 Sheet1.L1:Sheet1.L1" chart:data-source-has-labels="row" svg:x="1.411cm" svg:y="0.179cm" svg:width="14.275cm" svg:height="7.562cm">
          <chartooo:coordinate-region svg:x="2.032cm" svg:y="0.378cm" svg:width="13.282cm" svg:height="6.716cm"/>
          <chart:axis chart:dimension="x" chart:name="primary-x" chart:style-name="ch3">
            <chart:title svg:x="7.856cm" svg:y="7.92cm" chart:style-name="ch4">
              <text:p>評価関数</text:p>
            </chart:title>
          </chart:axis>
          <chart:axis chart:dimension="y" chart:name="primary-y" chart:style-name="ch3">
            <chart:title svg:x="0.451cm" svg:y="4.811cm" chart:style-name="ch5">
              <text:p>ステップ数</text:p>
            </chart:title>
            <chart:grid chart:style-name="ch6" chart:class="major"/>
          </chart:axis>
          <chart:series chart:style-name="ch7" chart:values-cell-range-address="Sheet1.L2:Sheet1.L44" chart:label-cell-address="Sheet1.L1:Sheet1.L1" chart:class="chart:scatter">
            <chart:domain table:cell-range-address="Sheet1.K2:Sheet1.K44"/>
            <chart:data-point chart:repeated="4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K</text:p>
              </table:table-cell>
              <table:table-cell office:value-type="string">
                <text:p>エージェント2のステップ数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418">
                <text:p>5418</text:p>
                <draw:g>
                  <svg:desc>Sheet1.K2:Sheet1.K44</svg:desc>
                </draw:g>
              </table:table-cell>
              <table:table-cell office:value-type="float" office:value="1">
                <text:p>1</text:p>
                <draw:g>
                  <svg:desc>Sheet1.L2:Sheet1.L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418">
                <text:p>54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418">
                <text:p>54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18">
                <text:p>54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418">
                <text:p>54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18">
                <text:p>54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418">
                <text:p>54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18">
                <text:p>54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18">
                <text:p>54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18">
                <text:p>54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18">
                <text:p>541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418">
                <text:p>54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418">
                <text:p>54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18">
                <text:p>54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18">
                <text:p>54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18">
                <text:p>54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418">
                <text:p>54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18">
                <text:p>54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375">
                <text:p>537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75">
                <text:p>537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375">
                <text:p>537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375">
                <text:p>537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375">
                <text:p>537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375">
                <text:p>53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375">
                <text:p>537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375">
                <text:p>537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75">
                <text:p>537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375">
                <text:p>53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75">
                <text:p>537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375">
                <text:p>537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375">
                <text:p>537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375">
                <text:p>537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375">
                <text:p>537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375">
                <text:p>537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375">
                <text:p>537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375">
                <text:p>537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375">
                <text:p>53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375">
                <text:p>537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375">
                <text:p>537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375">
                <text:p>537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375">
                <text:p>537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375">
                <text:p>537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375">
                <text:p>5375</text:p>
              </table:table-cell>
              <table:table-cell office:value-type="float" office:value="43">
                <text:p>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